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officeooo:rsid="0001cfc4" officeooo:paragraph-rsid="0001cfc4"/>
    </style:style>
    <style:style style:name="P2" style:family="paragraph" style:parent-style-name="Standard">
      <style:text-properties style:font-name="C059" officeooo:rsid="0001cfc4" officeooo:paragraph-rsid="0001cfc4"/>
    </style:style>
    <style:style style:name="P3" style:family="paragraph" style:parent-style-name="Standard">
      <style:paragraph-properties fo:text-align="start" style:justify-single-word="false"/>
      <style:text-properties style:font-name="C059" officeooo:rsid="0001cfc4" officeooo:paragraph-rsid="0001cfc4"/>
    </style:style>
    <style:style style:name="P4" style:family="paragraph" style:parent-style-name="Standard">
      <style:paragraph-properties fo:text-align="center" style:justify-single-word="false"/>
      <style:text-properties style:font-name="C059" fo:font-weight="bold" officeooo:rsid="0001cfc4" officeooo:paragraph-rsid="0001cfc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059" officeooo:rsid="0003b465" officeooo:paragraph-rsid="0003b465"/>
    </style:style>
    <style:style style:name="P6" style:family="paragraph" style:parent-style-name="Standard">
      <style:paragraph-properties fo:text-align="start" style:justify-single-word="false"/>
      <style:text-properties style:font-name="C059" officeooo:rsid="00055638" officeooo:paragraph-rsid="00055638"/>
    </style:style>
    <style:style style:name="P7" style:family="paragraph" style:parent-style-name="Standard">
      <style:paragraph-properties fo:text-align="center" style:justify-single-word="false"/>
      <style:text-properties style:font-name="C059" officeooo:rsid="00055638" officeooo:paragraph-rsid="00055638"/>
    </style:style>
    <style:style style:name="P8" style:family="paragraph" style:parent-style-name="Standard">
      <style:paragraph-properties fo:text-align="center" style:justify-single-word="false"/>
      <style:text-properties style:font-name="C059" officeooo:rsid="00055638" officeooo:paragraph-rsid="0005c91f"/>
    </style:style>
    <style:style style:name="P9" style:family="paragraph" style:parent-style-name="Standard">
      <style:paragraph-properties fo:text-align="start" style:justify-single-word="false"/>
      <style:text-properties style:font-name="C059" officeooo:rsid="000951ee" officeooo:paragraph-rsid="000951ee"/>
    </style:style>
    <style:style style:name="P10" style:family="paragraph" style:parent-style-name="Standard">
      <style:paragraph-properties fo:text-align="start" style:justify-single-word="false"/>
      <style:text-properties style:font-name="C059" officeooo:rsid="0003b465" officeooo:paragraph-rsid="0003b465"/>
    </style:style>
    <style:style style:name="P11" style:family="paragraph" style:parent-style-name="Standard">
      <style:paragraph-properties fo:text-align="start" style:justify-single-word="false"/>
      <style:text-properties style:font-name="C059" officeooo:rsid="00055638" officeooo:paragraph-rsid="00055638"/>
    </style:style>
    <style:style style:name="P12" style:family="paragraph" style:parent-style-name="Standard">
      <style:paragraph-properties fo:text-align="start" style:justify-single-word="false"/>
      <style:text-properties officeooo:paragraph-rsid="00108621"/>
    </style:style>
    <style:style style:name="P13" style:family="paragraph" style:parent-style-name="Standard">
      <style:paragraph-properties fo:text-align="start" style:justify-single-word="false"/>
      <style:text-properties officeooo:paragraph-rsid="00055638"/>
    </style:style>
    <style:style style:name="P14" style:family="paragraph" style:parent-style-name="Standard">
      <style:paragraph-properties fo:text-align="start" style:justify-single-word="false"/>
      <style:text-properties officeooo:paragraph-rsid="00136e6a"/>
    </style:style>
    <style:style style:name="P15" style:family="paragraph" style:parent-style-name="Standard">
      <style:paragraph-properties fo:text-align="start" style:justify-single-word="false"/>
      <style:text-properties officeooo:paragraph-rsid="000951ee"/>
    </style:style>
    <style:style style:name="T1" style:family="text">
      <style:text-properties officeooo:rsid="0005c91f"/>
    </style:style>
    <style:style style:name="T2" style:family="text">
      <style:text-properties officeooo:rsid="000ec69f"/>
    </style:style>
    <style:style style:name="T3" style:family="text">
      <style:text-properties officeooo:rsid="00108621"/>
    </style:style>
    <style:style style:name="T4" style:family="text">
      <style:text-properties style:font-name="C059" officeooo:rsid="00108621"/>
    </style:style>
    <style:style style:name="T5" style:family="text">
      <style:text-properties style:font-name="C059" officeooo:rsid="00055638"/>
    </style:style>
    <style:style style:name="T6" style:family="text">
      <style:text-properties style:font-name="C059" officeooo:rsid="00136e6a"/>
    </style:style>
    <style:style style:name="T7" style:family="text">
      <style:text-properties style:font-name="C059" officeooo:rsid="000951ee"/>
    </style:style>
    <style:style style:name="T8" style:family="text">
      <style:text-properties style:font-name="C059" officeooo:rsid="00156717"/>
    </style:style>
    <style:style style:name="T9" style:family="text">
      <style:text-properties fo:color="#000000" style:font-name="C059"/>
    </style:style>
    <style:style style:name="T10" style:family="text">
      <style:text-properties fo:color="#000000" style:font-name="C059" officeooo:rsid="00108621"/>
    </style:style>
    <style:style style:name="T11" style:family="text">
      <style:text-properties style:font-name="C059" officeooo:rsid="00108621"/>
    </style:style>
    <style:style style:name="T12" style:family="text">
      <style:text-properties officeooo:rsid="001567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PER – INSTITUTO DE ENSINO E PESQUISA</text:p>
      <text:p text:style-name="P1">FERNANDO FINCATT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LINHAMENTO DE SEQUÊNCIAS DE DNA</text:p>
      <text:p text:style-name="P4">SOLUÇÃO HEURÍSISTCA <text:span text:style-name="T2">ALEATORIZAD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ÃO PAULO</text:p>
      <text:p text:style-name="P1">2022</text:p>
      <text:p text:style-name="P3"><text:soft-page-break/><text:tab/>1. Introdução</text:p>
      <text:p text:style-name="P3"><text:tab/>O projeto tem por objetivo o desenvolvilmento de um programa em c++ capaz de <text:span text:style-name="T3">encontrar uma solução para o alinhamento de duas sequências através da técnica de resolver o problema por partes menores, ou seja, subsequências geradas aleatoriamente. </text:span>O programa é capaz ainda de suportar arquivos de entrada, passando-se os tamanhos de ambas as sequências e seus respectivos valores.</text:p>
      <text:p text:style-name="P3"/>
      <text:p text:style-name="P3"><text:tab/>2. Desenvolvimento</text:p>
      <text:p text:style-name="P5"><text:tab/>Durante o processo de desenvolvimento do programa, <text:span text:style-name="T3">foram seguidas as etapas disponíveis no</text:span><text:span text:style-name="T4"> site da disiciplina, sen</text:span><text:span text:style-name="T3">do elas:</text:span></text:p>
      <text:p text:style-name="P5"/>
      <text:p text:style-name="P12"><text:span text:style-name="T4"><text:tab/></text:span><text:span text:style-name="T10">a-) </text:span><text:bookmark text:name="__code_0"/><text:span text:style-name="Source_20_Text"><text:span text:style-name="T9">Gerar uma subsequencia sb=b[j,j+1,...,j+k] de b, de tamanho aleatório k, 1&lt;=k&lt;=m, e 0&lt;=j&lt;=m. </text:span></text:span><text:span text:style-name="Source_20_Text"><text:span text:style-name="T10">Implementado pela função step1;</text:span></text:span></text:p>
      <text:p text:style-name="P12"><text:span text:style-name="Source_20_Text"><text:span text:style-name="T9"><text:tab/></text:span></text:span><text:span text:style-name="Source_20_Text"><text:span text:style-name="T10">b-) </text:span></text:span><text:span text:style-name="Source_20_Text"><text:span text:style-name="T9">Gerar um número aleatório inteiro positivo p. </text:span></text:span><text:span text:style-name="Source_20_Text"><text:span text:style-name="T10">Implementado pela função step2;</text:span></text:span></text:p>
      <text:p text:style-name="P12"><text:span text:style-name="Source_20_Text"><text:span text:style-name="T9"><text:tab/></text:span></text:span><text:span text:style-name="Source_20_Text"><text:span text:style-name="T10">c-) </text:span></text:span><text:bookmark text:name="__code_02"/><text:span text:style-name="Source_20_Text"><text:span text:style-name="T9">Gerar p subsequencias sa=a[i,i+1,...,i+k] de a, com tamanho k, 0&lt;=i&lt;=n. </text:span></text:span><text:span text:style-name="Source_20_Text"><text:span text:style-name="T10">Aqui é importante notar que o valor de k é sempre menor ou igual ao tamanho da sequência a, evitando core dump. Implementado pela função step3;</text:span></text:span></text:p>
      <text:p text:style-name="P12"><text:span text:style-name="Source_20_Text"><text:span text:style-name="T9"><text:tab/></text:span></text:span><text:span text:style-name="Source_20_Text"><text:span text:style-name="T10">d-) </text:span></text:span><text:bookmark text:name="__code_03"/><text:span text:style-name="Source_20_Text"><text:span text:style-name="T9">Calcular os scores de cada par (sa,sb) com os pesos wmat, wmis e wgap. </text:span></text:span><text:span text:style-name="Source_20_Text"><text:span text:style-name="T10">Implementado na função step4;</text:span></text:span></text:p>
      <text:p text:style-name="P12"><text:span text:style-name="Source_20_Text"><text:span text:style-name="T9"><text:tab/></text:span></text:span><text:span text:style-name="Source_20_Text"><text:span text:style-name="T10">e-) </text:span></text:span><text:bookmark text:name="__code_04"/><text:span text:style-name="Source_20_Text"><text:span text:style-name="T9">Devolver o score máximo m entre os scores do passo (4) e as subsequencias associadas a ele. </text:span></text:span><text:span text:style-name="Source_20_Text"><text:span text:style-name="T10">Implementado na função step5.</text:span></text:span></text:p>
      <text:p text:style-name="P5"/>
      <text:p text:style-name="P13"><text:span text:style-name="T5"><text:tab/>2.1 </text:span><text:span text:style-name="T6">Run</text:span></text:p>
      <text:p text:style-name="P14"><text:span text:style-name="T5"><text:tab/>A função </text:span><text:span text:style-name="T6">run é a responsável por executar todas as 5 etapas do desenvolvimento do projeto em sequência, de forma que, ao final, obtenhamos uma strcut (item), a qual contém o score de melhor alinhamento encontrado e as subsequências, Sa e Sb, resultantes desse score.</text:span></text:p>
      <text:p text:style-name="P6"/>
      <text:p text:style-name="P13"><text:span text:style-name="T5"><text:tab/>2.2 </text:span><text:span text:style-name="T6">Main</text:span></text:p>
      <text:p text:style-name="P13"><text:span text:style-name="T6"><text:tab/>A função main é responsável por ler o arquivo de entrada, e rodar diversas vezes a função run. O objetivo é salvar o melhor resultado encontrado e printar esse valor no final do loop. </text:span></text:p>
      <text:p text:style-name="P7"/>
      <text:p text:style-name="P9"><text:tab/>4. Conclusão</text:p>
      <text:p text:style-name="P15"><text:span text:style-name="T7"><text:tab/>Ao final do projeto, foi possível construir um programa em C++ capaz de calcular o alinhamento de sequências com base n</text:span><text:span text:style-name="T8">a aleatorização do problema, gerando subsequências das entradas e encontrando o melhor score dentre elas. As i</text:span><text:span text:style-name="T7">nstruções do </text:span><text:span text:style-name="T8">projeto foram retiradas do site do Insper, disciplina de </text:span><text:span text:style-name="T7">super computação: https://insper.github.io/supercomp/projetos/heuristico/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8:34:53.445070805</meta:creation-date>
    <dc:date>2022-04-01T20:43:40.283892778</dc:date>
    <meta:editing-duration>PT17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343" meta:character-count="2187" meta:non-whitespace-character-count="1848"/>
  </office:meta>
</office:document-meta>
</file>